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BinaryFileHeader.getPS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BinaryFileHeader.getTIFF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BinaryFileHeader.getWMF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loaderEPS.preloadImage( String uri , Source src , Image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PreloaderEPS.determineSize( ImageInputStream in , ImageContext context , ImageInfo info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EPSBinaryFileHeader.getWMF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BinaryFileHeader.getPS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loaderEPS.readBinaryFileHeader( Image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SBinaryFileHeader.getTIFF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BinaryFileHeader.hasTIFFPre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BinaryFileHeader.hasWMFPre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